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estinationChooser.setDefaultDestination( Destination default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getDefaul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get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SimpleDestinationChooser( String default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SimpleDestinationChooser( Destination default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SimpleDestinationChoo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DestinationChooser.setDefaultDestinationName( String default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estinationChooser.chooseDestination( MessageExchange exchange , Object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